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vertical-align="middle" draw:auto-grow-height="false" fo:min-height="8.64cm" fo:min-width="19.09cm"/>
    </style:style>
    <style:style style:name="gr2" style:family="graphic" style:parent-style-name="standard">
      <style:graphic-properties draw:fill-color="#333333" draw:textarea-horizontal-align="justify" draw:textarea-vertical-align="middle" draw:auto-grow-height="false" fo:min-height="1.337cm" fo:min-width="19.09cm"/>
    </style:style>
    <style:style style:name="gr3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985cm" fo:min-width="1.3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3cm" fo:min-width="0cm"/>
      <style:paragraph-properties style:writing-mode="lr-tb"/>
    </style:style>
    <style:style style:name="gr5" style:family="graphic" style:parent-style-name="standard">
      <style:graphic-properties draw:fill-color="#158466" draw:textarea-horizontal-align="justify" draw:textarea-vertical-align="middle" draw:auto-grow-height="false" fo:min-height="4.83cm" fo:min-width="6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22cm" fo:min-width="0cm"/>
      <style:paragraph-properties style:writing-mode="lr-tb"/>
    </style:style>
    <style:style style:name="gr7" style:family="graphic" style:parent-style-name="standard">
      <style:graphic-properties draw:fill-color="#eeeeee" draw:textarea-horizontal-align="justify" draw:textarea-vertical-align="middle" draw:auto-grow-height="false" fo:min-height="8.005cm" fo:min-width="19.09cm"/>
    </style:style>
    <style:style style:name="gr8" style:family="graphic" style:parent-style-name="standard">
      <style:graphic-properties draw:textarea-horizontal-align="justify" draw:textarea-vertical-align="middle" draw:auto-grow-height="false" fo:min-height="1.338cm" fo:min-width="11.88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4.512cm" fo:min-width="5.215cm"/>
    </style:style>
    <style:style style:name="gr11" style:family="graphic" style:parent-style-name="standard">
      <style:graphic-properties draw:fill-color="#eeeeee" draw:textarea-horizontal-align="justify" draw:textarea-vertical-align="middle" draw:auto-grow-height="false" fo:min-height="8.545cm" fo:min-width="19.0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6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72cm" fo:min-width="14.74cm"/>
    </style:style>
    <style:style style:name="gr14" style:family="graphic" style:parent-style-name="standard">
      <style:graphic-properties draw:stroke="none" draw:fill="none" fo:min-height="1.42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3.56cm" fo:min-width="11.247cm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158466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8.89cm" draw:transform="skewX (-0.00506145483078355) translate (1cm 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59cm" svg:height="1.587cm" svg:x="1cm" svg:y="1cm">
          <text:p/>
          <draw:enhanced-geometry svg:viewBox="0 0 21600 21600" draw:type="rectangle" draw:enhanced-path="M 0 0 L 21600 0 21600 21600 0 21600 0 0 Z N"/>
        </draw:custom-shape>
        <draw:custom-shape draw:name="Simple" draw:style-name="gr3" draw:text-style-name="P4" draw:layer="layout" svg:width="1.905cm" svg:height="1.27cm" svg:x="1.317cm" svg:y="1.217cm">
          <text:p text:style-name="P3"><text:span text:style-name="T1">Sim</text:span><text:span text:style-name="T1">ple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2.223cm" svg:height="0.962cm" svg:x="10.207cm" svg:y="1.317cm">
          <draw:text-box>
            <text:p>about</text:p>
          </draw:text-box>
        </draw:frame>
        <draw:frame draw:style-name="gr4" draw:text-style-name="P5" draw:layer="layout" svg:width="2.223cm" svg:height="0.962cm" svg:x="12.747cm" svg:y="1.317cm">
          <draw:text-box>
            <text:p>about</text:p>
          </draw:text-box>
        </draw:frame>
        <draw:frame draw:style-name="gr4" draw:text-style-name="P5" draw:layer="layout" svg:width="2.223cm" svg:height="0.962cm" svg:x="14.969cm" svg:y="1.308cm">
          <draw:text-box>
            <text:p>about</text:p>
          </draw:text-box>
        </draw:frame>
        <draw:frame draw:style-name="gr4" draw:text-style-name="P5" draw:layer="layout" svg:width="2.223cm" svg:height="0.962cm" svg:x="17.192cm" svg:y="1.317cm">
          <draw:text-box>
            <text:p>about</text:p>
          </draw:text-box>
        </draw:frame>
        <draw:custom-shape draw:style-name="gr5" draw:text-style-name="P6" draw:layer="layout" svg:width="6.667cm" svg:height="5.08cm" svg:x="3.222cm" svg:y="3.5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7.303cm" svg:height="4.772cm" svg:x="11.191cm" svg:y="3.669cm">
          <draw:text-box>
            <text:p>Welcome to </text:p>
            <text:p>Fundamental</text:p>
            <text:p>Bible Church</text:p>
            <text:p>Of Cebu City</text:p>
          </draw:text-box>
        </draw:frame>
        <draw:custom-shape draw:style-name="gr7" draw:text-style-name="P7" draw:layer="layout" svg:width="19.59cm" svg:height="8.255cm" svg:x="1cm" svg:y="9.8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383cm" svg:height="1.588cm" svg:x="3.857cm" svg:y="10.52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223cm" svg:height="0.962cm" svg:x="10.208cm" svg:y="1.317cm">
          <draw:text-box>
            <text:p>about</text:p>
          </draw:text-box>
        </draw:frame>
        <draw:frame draw:style-name="gr9" draw:text-style-name="P5" draw:layer="layout" svg:width="7.303cm" svg:height="1.27cm" svg:x="6.614cm" svg:y="10.725cm">
          <draw:text-box>
            <text:p>Join us every Sunday</text:p>
          </draw:text-box>
        </draw:frame>
        <draw:custom-shape draw:style-name="gr10" draw:text-style-name="P8" draw:layer="layout" svg:width="5.715cm" svg:height="4.762cm" svg:x="4.175cm" svg:y="12.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715cm" svg:height="4.762cm" svg:x="10.207cm" svg:y="12.43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538cm" svg:height="2.384cm" svg:x="5.082cm" svg:y="13.538cm">
          <draw:text-box>
            <text:p>FBC google address</text:p>
          </draw:text-box>
        </draw:frame>
        <draw:frame draw:style-name="gr9" draw:text-style-name="P5" draw:layer="layout" svg:width="3.81cm" svg:height="2.384cm" svg:x="11.477cm" svg:y="13.7cm">
          <draw:text-box>
            <text:p>Youtube live channel</text:p>
          </draw:text-box>
        </draw:frame>
        <draw:custom-shape draw:style-name="gr11" draw:text-style-name="P7" draw:layer="layout" svg:width="19.59cm" svg:height="8.795cm" svg:x="1.1cm" svg:y="18.14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2.383cm" svg:height="1.588cm" svg:x="4.809cm" svg:y="18.462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1.113cm" svg:height="1.356cm" svg:x="5.445cm" svg:y="18.694cm">
          <draw:text-box>
            <text:p>Get involve, join our community</text:p>
          </draw:text-box>
        </draw:frame>
        <draw:custom-shape draw:style-name="gr13" draw:text-style-name="P8" draw:layer="layout" svg:width="15.24cm" svg:height="2.222cm" svg:x="3.54cm" svg:y="20.368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13.018cm" svg:height="1.673cm" svg:x="4.492cm" svg:y="20.926cm">
          <draw:text-box>
            <text:p>“Disciples of Christ, discipling for Christ”</text:p>
          </draw:text-box>
        </draw:frame>
        <draw:custom-shape draw:style-name="gr15" draw:text-style-name="P8" draw:layer="layout" svg:width="11.747cm" svg:height="3.81cm" svg:x="5.445cm" svg:y="22.907cm">
          <text:p/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6.985cm" svg:height="1.673cm" svg:x="7.667cm" svg:y="23.86cm">
          <draw:text-box>
            <text:p>Carousel of ministry to join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0T13:37:46.505372453</meta:creation-date>
    <dc:date>2022-08-10T13:52:02.262487661</dc:date>
    <meta:editing-duration>PT3M53S</meta:editing-duration>
    <meta:editing-cycles>1</meta:editing-cycles>
    <meta:document-statistic meta:object-count="24"/>
    <meta:generator>LibreOffice/7.1.8.1$Linux_X86_64 LibreOffice_project/10$Build-1</meta:generator>
  </office:meta>
</office:document-meta>
</file>